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8aa"/>
    </style:style>
    <style:style style:name="ce41" style:family="table-cell" style:parent-style-name="Default">
      <style:table-cell-properties fo:background-color="#ffc0cb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DANIEL VALENZUELA MASAN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1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3.5" calcext:value-type="float">
            <text:p>3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+[.C55]" office:value-type="float" office:value="10" calcext:value-type="float">
            <text:p>10,00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 style:data-style-name="N2" text:time-value="23:23:07.3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1T23:26:32.634000000</dc:date>
    <meta:editing-duration>PT2H9M9S</meta:editing-duration>
    <meta:editing-cycles>17</meta:editing-cycles>
    <meta:document-statistic meta:table-count="1" meta:cell-count="122" meta:object-count="0"/>
  </office:meta>
</office:document-meta>
</file>